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2pt solid #000000" fo:border-bottom="none" fo:border-left="2pt solid #000000" fo:border-right="none" fo:background-color="#595959"/>
      <style:text-properties fo:color="#FFFFFF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#595959"/>
      <style:text-properties fo:color="#FFFFFF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#595959"/>
      <style:text-properties fo:color="#FFFFFF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3.58510416666667cm"/>
    </style:style>
    <style:style style:name="co3" style:family="table-column">
      <style:table-column-properties fo:break-before="auto" style:column-width="5.953125cm"/>
    </style:style>
    <style:style style:name="ro1" style:family="table-row">
      <style:table-row-properties style:row-height="14.6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3">
            <text:p>Name</text:p>
          </table:table-cell>
          <table:table-cell office:value-type="string" table:style-name="ce4">
            <text:p>Hours per Story Point</text:p>
          </table:table-cell>
          <table:table-cell office:value-type="string" table:style-name="ce5">
            <text:p>Story Points per Week (40h week)<text:s/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Sarah</text:p>
          </table:table-cell>
          <table:table-cell office:value-type="float" office:value="3" table:style-name="ce2">
            <text:p>3</text:p>
          </table:table-cell>
          <table:table-cell office:value-type="float" office:value="13.3" table:style-name="ce7">
            <text:p>13.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Yousaf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Gregor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Roman</text:p>
          </table:table-cell>
          <table:table-cell office:value-type="float" office:value="3" table:style-name="ce2">
            <text:p>3</text:p>
          </table:table-cell>
          <table:table-cell office:value-type="float" office:value="13.3" table:style-name="ce7">
            <text:p>13.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Blazej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Oskar</text:p>
          </table:table-cell>
          <table:table-cell office:value-type="float" office:value="3" table:style-name="ce9">
            <text:p>3</text:p>
          </table:table-cell>
          <table:table-cell office:value-type="float" office:value="13.3" table:style-name="ce10">
            <text:p>13.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Team total sprint story points: <text:s/>70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Oskar Jankowski</meta:initial-creator>
    <dc:creator>Oskar Jankowski</dc:creator>
    <meta:creation-date>2020-02-01T00:43:05Z</meta:creation-date>
    <dc:date>2020-02-01T00:50:20Z</dc:date>
  </office:meta>
</office:document-meta>
</file>